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B000000B7CB1F0619.jpg" manifest:media-type="image/jpeg"/>
  <manifest:file-entry manifest:full-path="Pictures/1000000000000165000000B7978CAA7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10S" presentation:background-visible="true" presentation:background-objects-visible="true" presentation:display-footer="true" presentation:display-page-number="false" presentation:display-date-time="true" smil:type="miscShapeWipe" smil:subtype="rightCenter">
        <presentation:sound xlink:href="../../../../Program%20Files/LibreOffice/program/../share/gallery/sounds/laser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4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5" style:family="drawing-page">
      <style:drawing-page-properties presentation:transition-type="automatic" presentation:transition-speed="slow" presentation:duration="PT10S"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6" style:family="drawing-page">
      <style:drawing-page-properties presentation:transition-type="automatic" presentation:transition-speed="fast" presentation:duration="PT1S" presentation:background-visible="true" presentation:background-objects-visible="true" draw:fill="solid" draw:fill-color="#000000" presentation:display-footer="true" presentation:display-page-number="false" presentation:display-date-time="true">
        <presentation:sound xlink:href="../../../../Program%20Files/LibreOffice/program/../share/gallery/sounds/laser.wav" xlink:type="simple" xlink:show="new" xlink:actuate="onRequest"/>
      </style:drawing-page-properties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Predeterminado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text-properties fo:font-size="54pt" style:font-size-asian="54pt" style:font-size-complex="54pt"/>
    </style:style>
    <style:style style:name="T1" style:family="text">
      <style:text-properties fo:font-size="18pt"/>
    </style:style>
    <style:style style:name="T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 xml:id="id1" draw:id="id1">
        <office:forms form:automatic-focus="false" form:apply-design-mode="false"/>
        <draw:frame presentation:style-name="pr1" draw:layer="layout" svg:width="25.199cm" svg:height="2.629cm" svg:x="1.5cm" svg:y="6.871cm" presentation:class="title" presentation:user-transformed="true">
          <draw:text-box>
            <text:p>Cargando</text:p>
          </draw:text-box>
        </draw:frame>
        <anim:par presentation:node-type="timing-root">
          <anim:par smil:begin="id1.begin">
            <anim:transitionFilter smil:dur="60s" smil:type="miscShapeWipe" smil:subtype="rightCenter"/>
            <anim:audio xlink:href="../../../../Program%20Files/LibreOffice/program/../share/gallery/sounds/laser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0" xml:id="id2" draw:id="id2">
        <office:forms form:automatic-focus="false" form:apply-design-mode="false"/>
        <draw:frame draw:style-name="gr2" draw:text-style-name="P3" xml:id="id4" draw:id="id4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5" draw:id="id5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 text:style-name="P2"/>
          </draw:image>
        </draw:frame>
        <draw:frame draw:style-name="gr3" draw:text-style-name="P4" xml:id="id6" draw:id="id6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7" draw:id="id7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3" draw:id="id3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2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4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5" smil:attributeName="visibility" smil:to="visible"/>
                  <anim:animate smil:dur="1s" smil:fill="hold" smil:targetElement="id5" smil:attributeName="x" smil:values="x;x" smil:keyTimes="0;1"/>
                  <anim:animate smil:dur="1s" smil:fill="hold" smil:targetElement="id5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5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6" smil:attributeName="visibility" smil:to="visible"/>
                  <anim:animate smil:dur="1s" smil:fill="hold" smil:targetElement="id6" smil:attributeName="x" smil:values="x;x" smil:keyTimes="0;1"/>
                  <anim:animate smil:dur="1s" smil:fill="hold" smil:targetElement="id6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6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7" smil:attributeName="visibility" smil:to="visible"/>
                  <anim:animate smil:dur="0.75s" smil:fill="hold" smil:targetElement="id7" smil:attributeName="x" smil:values="x;x" smil:keyTimes="0;1"/>
                  <anim:animate smil:dur="0.75s" smil:fill="hold" smil:targetElement="id7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0" xml:id="id8" draw:id="id8">
        <office:forms form:automatic-focus="false" form:apply-design-mode="false"/>
        <draw:frame draw:style-name="gr2" draw:text-style-name="P3" xml:id="id10" draw:id="id10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11" draw:id="id11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2" draw:id="id12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3" draw:id="id13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9" draw:id="id9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8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0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1" smil:attributeName="visibility" smil:to="visibl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1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2" smil:attributeName="visibility" smil:to="visible"/>
                  <anim:animate smil:dur="1s" smil:fill="hold" smil:targetElement="id12" smil:attributeName="x" smil:values="x;x" smil:keyTimes="0;1"/>
                  <anim:animate smil:dur="1s" smil:fill="hold" smil:targetElement="id12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2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13" smil:attributeName="visibility" smil:to="visible"/>
                  <anim:animate smil:dur="0.75s" smil:fill="hold" smil:targetElement="id13" smil:attributeName="x" smil:values="x;x" smil:keyTimes="0;1"/>
                  <anim:animate smil:dur="0.75s" smil:fill="hold" smil:targetElement="id13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0" xml:id="id14" draw:id="id14">
        <office:forms form:automatic-focus="false" form:apply-design-mode="false"/>
        <draw:frame draw:style-name="gr2" draw:text-style-name="P3" xml:id="id16" draw:id="id16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17" draw:id="id17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8" draw:id="id18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9" draw:id="id19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5" draw:id="id15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14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6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7" smil:attributeName="visibility" smil:to="visibl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7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8" smil:attributeName="visibility" smil:to="visible"/>
                  <anim:animate smil:dur="1s" smil:fill="hold" smil:targetElement="id18" smil:attributeName="x" smil:values="x;x" smil:keyTimes="0;1"/>
                  <anim:animate smil:dur="1s" smil:fill="hold" smil:targetElement="id18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8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19" smil:attributeName="visibility" smil:to="visible"/>
                  <anim:animate smil:dur="0.75s" smil:fill="hold" smil:targetElement="id19" smil:attributeName="x" smil:values="x;x" smil:keyTimes="0;1"/>
                  <anim:animate smil:dur="0.75s" smil:fill="hold" smil:targetElement="id19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0" xml:id="id20" draw:id="id20">
        <office:forms form:automatic-focus="false" form:apply-design-mode="false"/>
        <draw:frame draw:style-name="gr2" draw:text-style-name="P3" xml:id="id22" draw:id="id22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23" draw:id="id23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24" draw:id="id24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25" draw:id="id25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21" draw:id="id21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20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22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23" smil:attributeName="visibility" smil:to="visible"/>
                  <anim:animate smil:dur="1s" smil:fill="hold" smil:targetElement="id23" smil:attributeName="x" smil:values="x;x" smil:keyTimes="0;1"/>
                  <anim:animate smil:dur="1s" smil:fill="hold" smil:targetElement="id23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23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24" smil:attributeName="visibility" smil:to="visible"/>
                  <anim:animate smil:dur="1s" smil:fill="hold" smil:targetElement="id24" smil:attributeName="x" smil:values="x;x" smil:keyTimes="0;1"/>
                  <anim:animate smil:dur="1s" smil:fill="hold" smil:targetElement="id24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24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25" smil:attributeName="visibility" smil:to="visible"/>
                  <anim:animate smil:dur="0.75s" smil:fill="hold" smil:targetElement="id25" smil:attributeName="x" smil:values="x;x" smil:keyTimes="0;1"/>
                  <anim:animate smil:dur="0.75s" smil:fill="hold" smil:targetElement="id25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0" xml:id="id26" draw:id="id26">
        <office:forms form:automatic-focus="false" form:apply-design-mode="false"/>
        <draw:frame draw:style-name="gr2" draw:text-style-name="P3" xml:id="id28" draw:id="id28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29" draw:id="id29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30" draw:id="id30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31" draw:id="id31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27" draw:id="id27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26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28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29" smil:attributeName="visibility" smil:to="visible"/>
                  <anim:animate smil:dur="1s" smil:fill="hold" smil:targetElement="id29" smil:attributeName="x" smil:values="x;x" smil:keyTimes="0;1"/>
                  <anim:animate smil:dur="1s" smil:fill="hold" smil:targetElement="id29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29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30" smil:attributeName="visibility" smil:to="visible"/>
                  <anim:animate smil:dur="1s" smil:fill="hold" smil:targetElement="id30" smil:attributeName="x" smil:values="x;x" smil:keyTimes="0;1"/>
                  <anim:animate smil:dur="1s" smil:fill="hold" smil:targetElement="id30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30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31" smil:attributeName="visibility" smil:to="visible"/>
                  <anim:animate smil:dur="0.75s" smil:fill="hold" smil:targetElement="id31" smil:attributeName="x" smil:values="x;x" smil:keyTimes="0;1"/>
                  <anim:animate smil:dur="0.75s" smil:fill="hold" smil:targetElement="id31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0" xml:id="id32" draw:id="id32">
        <office:forms form:automatic-focus="false" form:apply-design-mode="false"/>
        <draw:frame draw:style-name="gr2" draw:text-style-name="P3" xml:id="id34" draw:id="id34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35" draw:id="id35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36" draw:id="id36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37" draw:id="id37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33" draw:id="id33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32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34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35" smil:attributeName="visibility" smil:to="visible"/>
                  <anim:animate smil:dur="1s" smil:fill="hold" smil:targetElement="id35" smil:attributeName="x" smil:values="x;x" smil:keyTimes="0;1"/>
                  <anim:animate smil:dur="1s" smil:fill="hold" smil:targetElement="id35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35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36" smil:attributeName="visibility" smil:to="visible"/>
                  <anim:animate smil:dur="1s" smil:fill="hold" smil:targetElement="id36" smil:attributeName="x" smil:values="x;x" smil:keyTimes="0;1"/>
                  <anim:animate smil:dur="1s" smil:fill="hold" smil:targetElement="id36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36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37" smil:attributeName="visibility" smil:to="visible"/>
                  <anim:animate smil:dur="0.75s" smil:fill="hold" smil:targetElement="id37" smil:attributeName="x" smil:values="x;x" smil:keyTimes="0;1"/>
                  <anim:animate smil:dur="0.75s" smil:fill="hold" smil:targetElement="id37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0" xml:id="id38" draw:id="id38">
        <office:forms form:automatic-focus="false" form:apply-design-mode="false"/>
        <draw:frame draw:style-name="gr2" draw:text-style-name="P3" xml:id="id40" draw:id="id40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41" draw:id="id41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42" draw:id="id42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43" draw:id="id43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39" draw:id="id39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38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40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41" smil:attributeName="visibility" smil:to="visible"/>
                  <anim:animate smil:dur="1s" smil:fill="hold" smil:targetElement="id41" smil:attributeName="x" smil:values="x;x" smil:keyTimes="0;1"/>
                  <anim:animate smil:dur="1s" smil:fill="hold" smil:targetElement="id41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41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42" smil:attributeName="visibility" smil:to="visible"/>
                  <anim:animate smil:dur="1s" smil:fill="hold" smil:targetElement="id42" smil:attributeName="x" smil:values="x;x" smil:keyTimes="0;1"/>
                  <anim:animate smil:dur="1s" smil:fill="hold" smil:targetElement="id42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42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43" smil:attributeName="visibility" smil:to="visible"/>
                  <anim:animate smil:dur="0.75s" smil:fill="hold" smil:targetElement="id43" smil:attributeName="x" smil:values="x;x" smil:keyTimes="0;1"/>
                  <anim:animate smil:dur="0.75s" smil:fill="hold" smil:targetElement="id43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0" xml:id="id44" draw:id="id44">
        <office:forms form:automatic-focus="false" form:apply-design-mode="false"/>
        <draw:frame draw:style-name="gr2" draw:text-style-name="P3" xml:id="id46" draw:id="id46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47" draw:id="id47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48" draw:id="id48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49" draw:id="id49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45" draw:id="id45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44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46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47" smil:attributeName="visibility" smil:to="visible"/>
                  <anim:animate smil:dur="1s" smil:fill="hold" smil:targetElement="id47" smil:attributeName="x" smil:values="x;x" smil:keyTimes="0;1"/>
                  <anim:animate smil:dur="1s" smil:fill="hold" smil:targetElement="id47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47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48" smil:attributeName="visibility" smil:to="visible"/>
                  <anim:animate smil:dur="1s" smil:fill="hold" smil:targetElement="id48" smil:attributeName="x" smil:values="x;x" smil:keyTimes="0;1"/>
                  <anim:animate smil:dur="1s" smil:fill="hold" smil:targetElement="id48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48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49" smil:attributeName="visibility" smil:to="visible"/>
                  <anim:animate smil:dur="0.75s" smil:fill="hold" smil:targetElement="id49" smil:attributeName="x" smil:values="x;x" smil:keyTimes="0;1"/>
                  <anim:animate smil:dur="0.75s" smil:fill="hold" smil:targetElement="id49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0" xml:id="id50" draw:id="id50">
        <office:forms form:automatic-focus="false" form:apply-design-mode="false"/>
        <draw:frame draw:style-name="gr2" draw:text-style-name="P3" xml:id="id52" draw:id="id52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53" draw:id="id53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54" draw:id="id54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55" draw:id="id55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51" draw:id="id51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50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52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53" smil:attributeName="visibility" smil:to="visible"/>
                  <anim:animate smil:dur="1s" smil:fill="hold" smil:targetElement="id53" smil:attributeName="x" smil:values="x;x" smil:keyTimes="0;1"/>
                  <anim:animate smil:dur="1s" smil:fill="hold" smil:targetElement="id53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53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54" smil:attributeName="visibility" smil:to="visible"/>
                  <anim:animate smil:dur="1s" smil:fill="hold" smil:targetElement="id54" smil:attributeName="x" smil:values="x;x" smil:keyTimes="0;1"/>
                  <anim:animate smil:dur="1s" smil:fill="hold" smil:targetElement="id54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54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55" smil:attributeName="visibility" smil:to="visible"/>
                  <anim:animate smil:dur="0.75s" smil:fill="hold" smil:targetElement="id55" smil:attributeName="x" smil:values="x;x" smil:keyTimes="0;1"/>
                  <anim:animate smil:dur="0.75s" smil:fill="hold" smil:targetElement="id55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0" xml:id="id56" draw:id="id56">
        <office:forms form:automatic-focus="false" form:apply-design-mode="false"/>
        <draw:frame draw:style-name="gr2" draw:text-style-name="P3" xml:id="id58" draw:id="id58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59" draw:id="id59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60" draw:id="id60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61" draw:id="id61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57" draw:id="id57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56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58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59" smil:attributeName="visibility" smil:to="visible"/>
                  <anim:animate smil:dur="1s" smil:fill="hold" smil:targetElement="id59" smil:attributeName="x" smil:values="x;x" smil:keyTimes="0;1"/>
                  <anim:animate smil:dur="1s" smil:fill="hold" smil:targetElement="id59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59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60" smil:attributeName="visibility" smil:to="visible"/>
                  <anim:animate smil:dur="1s" smil:fill="hold" smil:targetElement="id60" smil:attributeName="x" smil:values="x;x" smil:keyTimes="0;1"/>
                  <anim:animate smil:dur="1s" smil:fill="hold" smil:targetElement="id60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60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61" smil:attributeName="visibility" smil:to="visible"/>
                  <anim:animate smil:dur="0.75s" smil:fill="hold" smil:targetElement="id61" smil:attributeName="x" smil:values="x;x" smil:keyTimes="0;1"/>
                  <anim:animate smil:dur="0.75s" smil:fill="hold" smil:targetElement="id61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0" xml:id="id62" draw:id="id62">
        <office:forms form:automatic-focus="false" form:apply-design-mode="false"/>
        <draw:frame draw:style-name="gr2" draw:text-style-name="P3" xml:id="id64" draw:id="id64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65" draw:id="id65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66" draw:id="id66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67" draw:id="id67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63" draw:id="id63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62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64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65" smil:attributeName="visibility" smil:to="visible"/>
                  <anim:animate smil:dur="1s" smil:fill="hold" smil:targetElement="id65" smil:attributeName="x" smil:values="x;x" smil:keyTimes="0;1"/>
                  <anim:animate smil:dur="1s" smil:fill="hold" smil:targetElement="id65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65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66" smil:attributeName="visibility" smil:to="visible"/>
                  <anim:animate smil:dur="1s" smil:fill="hold" smil:targetElement="id66" smil:attributeName="x" smil:values="x;x" smil:keyTimes="0;1"/>
                  <anim:animate smil:dur="1s" smil:fill="hold" smil:targetElement="id66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66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67" smil:attributeName="visibility" smil:to="visible"/>
                  <anim:animate smil:dur="0.75s" smil:fill="hold" smil:targetElement="id67" smil:attributeName="x" smil:values="x;x" smil:keyTimes="0;1"/>
                  <anim:animate smil:dur="0.75s" smil:fill="hold" smil:targetElement="id67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0" xml:id="id68" draw:id="id68">
        <office:forms form:automatic-focus="false" form:apply-design-mode="false"/>
        <draw:frame draw:style-name="gr2" draw:text-style-name="P3" xml:id="id70" draw:id="id70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71" draw:id="id71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72" draw:id="id72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73" draw:id="id73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69" draw:id="id69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68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70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71" smil:attributeName="visibility" smil:to="visible"/>
                  <anim:animate smil:dur="1s" smil:fill="hold" smil:targetElement="id71" smil:attributeName="x" smil:values="x;x" smil:keyTimes="0;1"/>
                  <anim:animate smil:dur="1s" smil:fill="hold" smil:targetElement="id71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71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72" smil:attributeName="visibility" smil:to="visible"/>
                  <anim:animate smil:dur="1s" smil:fill="hold" smil:targetElement="id72" smil:attributeName="x" smil:values="x;x" smil:keyTimes="0;1"/>
                  <anim:animate smil:dur="1s" smil:fill="hold" smil:targetElement="id72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72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73" smil:attributeName="visibility" smil:to="visible"/>
                  <anim:animate smil:dur="0.75s" smil:fill="hold" smil:targetElement="id73" smil:attributeName="x" smil:values="x;x" smil:keyTimes="0;1"/>
                  <anim:animate smil:dur="0.75s" smil:fill="hold" smil:targetElement="id73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0" xml:id="id74" draw:id="id74">
        <office:forms form:automatic-focus="false" form:apply-design-mode="false"/>
        <draw:frame draw:style-name="gr2" draw:text-style-name="P3" xml:id="id76" draw:id="id76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77" draw:id="id77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78" draw:id="id78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79" draw:id="id79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75" draw:id="id75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74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76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77" smil:attributeName="visibility" smil:to="visible"/>
                  <anim:animate smil:dur="1s" smil:fill="hold" smil:targetElement="id77" smil:attributeName="x" smil:values="x;x" smil:keyTimes="0;1"/>
                  <anim:animate smil:dur="1s" smil:fill="hold" smil:targetElement="id77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77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78" smil:attributeName="visibility" smil:to="visible"/>
                  <anim:animate smil:dur="1s" smil:fill="hold" smil:targetElement="id78" smil:attributeName="x" smil:values="x;x" smil:keyTimes="0;1"/>
                  <anim:animate smil:dur="1s" smil:fill="hold" smil:targetElement="id78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78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79" smil:attributeName="visibility" smil:to="visible"/>
                  <anim:animate smil:dur="0.75s" smil:fill="hold" smil:targetElement="id79" smil:attributeName="x" smil:values="x;x" smil:keyTimes="0;1"/>
                  <anim:animate smil:dur="0.75s" smil:fill="hold" smil:targetElement="id79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0" xml:id="id80" draw:id="id80">
        <office:forms form:automatic-focus="false" form:apply-design-mode="false"/>
        <draw:frame draw:style-name="gr2" draw:text-style-name="P3" xml:id="id82" draw:id="id82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83" draw:id="id83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84" draw:id="id84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85" draw:id="id85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81" draw:id="id81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80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82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83" smil:attributeName="visibility" smil:to="visible"/>
                  <anim:animate smil:dur="1s" smil:fill="hold" smil:targetElement="id83" smil:attributeName="x" smil:values="x;x" smil:keyTimes="0;1"/>
                  <anim:animate smil:dur="1s" smil:fill="hold" smil:targetElement="id83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83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84" smil:attributeName="visibility" smil:to="visible"/>
                  <anim:animate smil:dur="1s" smil:fill="hold" smil:targetElement="id84" smil:attributeName="x" smil:values="x;x" smil:keyTimes="0;1"/>
                  <anim:animate smil:dur="1s" smil:fill="hold" smil:targetElement="id84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84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85" smil:attributeName="visibility" smil:to="visible"/>
                  <anim:animate smil:dur="0.75s" smil:fill="hold" smil:targetElement="id85" smil:attributeName="x" smil:values="x;x" smil:keyTimes="0;1"/>
                  <anim:animate smil:dur="0.75s" smil:fill="hold" smil:targetElement="id85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0" xml:id="id86" draw:id="id86">
        <office:forms form:automatic-focus="false" form:apply-design-mode="false"/>
        <draw:frame draw:style-name="gr2" draw:text-style-name="P3" xml:id="id88" draw:id="id88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89" draw:id="id89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90" draw:id="id90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91" draw:id="id91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87" draw:id="id87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86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88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89" smil:attributeName="visibility" smil:to="visible"/>
                  <anim:animate smil:dur="1s" smil:fill="hold" smil:targetElement="id89" smil:attributeName="x" smil:values="x;x" smil:keyTimes="0;1"/>
                  <anim:animate smil:dur="1s" smil:fill="hold" smil:targetElement="id89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89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90" smil:attributeName="visibility" smil:to="visible"/>
                  <anim:animate smil:dur="1s" smil:fill="hold" smil:targetElement="id90" smil:attributeName="x" smil:values="x;x" smil:keyTimes="0;1"/>
                  <anim:animate smil:dur="1s" smil:fill="hold" smil:targetElement="id90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90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91" smil:attributeName="visibility" smil:to="visible"/>
                  <anim:animate smil:dur="0.75s" smil:fill="hold" smil:targetElement="id91" smil:attributeName="x" smil:values="x;x" smil:keyTimes="0;1"/>
                  <anim:animate smil:dur="0.75s" smil:fill="hold" smil:targetElement="id91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0" xml:id="id92" draw:id="id92">
        <office:forms form:automatic-focus="false" form:apply-design-mode="false"/>
        <draw:frame draw:style-name="gr2" draw:text-style-name="P3" xml:id="id94" draw:id="id94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95" draw:id="id95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96" draw:id="id96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97" draw:id="id97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93" draw:id="id93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92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94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95" smil:attributeName="visibility" smil:to="visible"/>
                  <anim:animate smil:dur="1s" smil:fill="hold" smil:targetElement="id95" smil:attributeName="x" smil:values="x;x" smil:keyTimes="0;1"/>
                  <anim:animate smil:dur="1s" smil:fill="hold" smil:targetElement="id95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95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96" smil:attributeName="visibility" smil:to="visible"/>
                  <anim:animate smil:dur="1s" smil:fill="hold" smil:targetElement="id96" smil:attributeName="x" smil:values="x;x" smil:keyTimes="0;1"/>
                  <anim:animate smil:dur="1s" smil:fill="hold" smil:targetElement="id96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96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97" smil:attributeName="visibility" smil:to="visible"/>
                  <anim:animate smil:dur="0.75s" smil:fill="hold" smil:targetElement="id97" smil:attributeName="x" smil:values="x;x" smil:keyTimes="0;1"/>
                  <anim:animate smil:dur="0.75s" smil:fill="hold" smil:targetElement="id97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0" xml:id="id98" draw:id="id98">
        <office:forms form:automatic-focus="false" form:apply-design-mode="false"/>
        <draw:frame draw:style-name="gr2" draw:text-style-name="P3" xml:id="id100" draw:id="id100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101" draw:id="id101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02" draw:id="id102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03" draw:id="id103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99" draw:id="id99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98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00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01" smil:attributeName="visibility" smil:to="visible"/>
                  <anim:animate smil:dur="1s" smil:fill="hold" smil:targetElement="id101" smil:attributeName="x" smil:values="x;x" smil:keyTimes="0;1"/>
                  <anim:animate smil:dur="1s" smil:fill="hold" smil:targetElement="id101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01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02" smil:attributeName="visibility" smil:to="visible"/>
                  <anim:animate smil:dur="1s" smil:fill="hold" smil:targetElement="id102" smil:attributeName="x" smil:values="x;x" smil:keyTimes="0;1"/>
                  <anim:animate smil:dur="1s" smil:fill="hold" smil:targetElement="id102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02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103" smil:attributeName="visibility" smil:to="visible"/>
                  <anim:animate smil:dur="0.75s" smil:fill="hold" smil:targetElement="id103" smil:attributeName="x" smil:values="x;x" smil:keyTimes="0;1"/>
                  <anim:animate smil:dur="0.75s" smil:fill="hold" smil:targetElement="id103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0" xml:id="id104" draw:id="id104">
        <office:forms form:automatic-focus="false" form:apply-design-mode="false"/>
        <draw:frame draw:style-name="gr2" draw:text-style-name="P3" xml:id="id106" draw:id="id106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107" draw:id="id107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08" draw:id="id108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09" draw:id="id109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05" draw:id="id105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104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06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07" smil:attributeName="visibility" smil:to="visible"/>
                  <anim:animate smil:dur="1s" smil:fill="hold" smil:targetElement="id107" smil:attributeName="x" smil:values="x;x" smil:keyTimes="0;1"/>
                  <anim:animate smil:dur="1s" smil:fill="hold" smil:targetElement="id107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07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08" smil:attributeName="visibility" smil:to="visible"/>
                  <anim:animate smil:dur="1s" smil:fill="hold" smil:targetElement="id108" smil:attributeName="x" smil:values="x;x" smil:keyTimes="0;1"/>
                  <anim:animate smil:dur="1s" smil:fill="hold" smil:targetElement="id108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08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109" smil:attributeName="visibility" smil:to="visible"/>
                  <anim:animate smil:dur="0.75s" smil:fill="hold" smil:targetElement="id109" smil:attributeName="x" smil:values="x;x" smil:keyTimes="0;1"/>
                  <anim:animate smil:dur="0.75s" smil:fill="hold" smil:targetElement="id109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0" xml:id="id110" draw:id="id110">
        <office:forms form:automatic-focus="false" form:apply-design-mode="false"/>
        <draw:frame draw:style-name="gr2" draw:text-style-name="P3" xml:id="id112" draw:id="id112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113" draw:id="id113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14" draw:id="id114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15" draw:id="id115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11" draw:id="id111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110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12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13" smil:attributeName="visibility" smil:to="visible"/>
                  <anim:animate smil:dur="1s" smil:fill="hold" smil:targetElement="id113" smil:attributeName="x" smil:values="x;x" smil:keyTimes="0;1"/>
                  <anim:animate smil:dur="1s" smil:fill="hold" smil:targetElement="id113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13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14" smil:attributeName="visibility" smil:to="visible"/>
                  <anim:animate smil:dur="1s" smil:fill="hold" smil:targetElement="id114" smil:attributeName="x" smil:values="x;x" smil:keyTimes="0;1"/>
                  <anim:animate smil:dur="1s" smil:fill="hold" smil:targetElement="id114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14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115" smil:attributeName="visibility" smil:to="visible"/>
                  <anim:animate smil:dur="0.75s" smil:fill="hold" smil:targetElement="id115" smil:attributeName="x" smil:values="x;x" smil:keyTimes="0;1"/>
                  <anim:animate smil:dur="0.75s" smil:fill="hold" smil:targetElement="id115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0" xml:id="id116" draw:id="id116">
        <office:forms form:automatic-focus="false" form:apply-design-mode="false"/>
        <draw:frame draw:style-name="gr2" draw:text-style-name="P3" xml:id="id118" draw:id="id118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119" draw:id="id119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20" draw:id="id120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21" draw:id="id121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17" draw:id="id117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116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18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19" smil:attributeName="visibility" smil:to="visible"/>
                  <anim:animate smil:dur="1s" smil:fill="hold" smil:targetElement="id119" smil:attributeName="x" smil:values="x;x" smil:keyTimes="0;1"/>
                  <anim:animate smil:dur="1s" smil:fill="hold" smil:targetElement="id119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19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20" smil:attributeName="visibility" smil:to="visible"/>
                  <anim:animate smil:dur="1s" smil:fill="hold" smil:targetElement="id120" smil:attributeName="x" smil:values="x;x" smil:keyTimes="0;1"/>
                  <anim:animate smil:dur="1s" smil:fill="hold" smil:targetElement="id120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20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121" smil:attributeName="visibility" smil:to="visible"/>
                  <anim:animate smil:dur="0.75s" smil:fill="hold" smil:targetElement="id121" smil:attributeName="x" smil:values="x;x" smil:keyTimes="0;1"/>
                  <anim:animate smil:dur="0.75s" smil:fill="hold" smil:targetElement="id121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2T0" xml:id="id122" draw:id="id122">
        <office:forms form:automatic-focus="false" form:apply-design-mode="false"/>
        <draw:frame draw:style-name="gr2" draw:text-style-name="P3" xml:id="id124" draw:id="id124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125" draw:id="id125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26" draw:id="id126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27" draw:id="id127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23" draw:id="id123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122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24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25" smil:attributeName="visibility" smil:to="visible"/>
                  <anim:animate smil:dur="1s" smil:fill="hold" smil:targetElement="id125" smil:attributeName="x" smil:values="x;x" smil:keyTimes="0;1"/>
                  <anim:animate smil:dur="1s" smil:fill="hold" smil:targetElement="id125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25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26" smil:attributeName="visibility" smil:to="visible"/>
                  <anim:animate smil:dur="1s" smil:fill="hold" smil:targetElement="id126" smil:attributeName="x" smil:values="x;x" smil:keyTimes="0;1"/>
                  <anim:animate smil:dur="1s" smil:fill="hold" smil:targetElement="id126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26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127" smil:attributeName="visibility" smil:to="visible"/>
                  <anim:animate smil:dur="0.75s" smil:fill="hold" smil:targetElement="id127" smil:attributeName="x" smil:values="x;x" smil:keyTimes="0;1"/>
                  <anim:animate smil:dur="0.75s" smil:fill="hold" smil:targetElement="id127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0" xml:id="id128" draw:id="id128">
        <office:forms form:automatic-focus="false" form:apply-design-mode="false"/>
        <draw:frame draw:style-name="gr2" draw:text-style-name="P3" xml:id="id130" draw:id="id130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131" draw:id="id131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32" draw:id="id132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33" draw:id="id133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29" draw:id="id129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128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30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31" smil:attributeName="visibility" smil:to="visible"/>
                  <anim:animate smil:dur="1s" smil:fill="hold" smil:targetElement="id131" smil:attributeName="x" smil:values="x;x" smil:keyTimes="0;1"/>
                  <anim:animate smil:dur="1s" smil:fill="hold" smil:targetElement="id131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31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32" smil:attributeName="visibility" smil:to="visible"/>
                  <anim:animate smil:dur="1s" smil:fill="hold" smil:targetElement="id132" smil:attributeName="x" smil:values="x;x" smil:keyTimes="0;1"/>
                  <anim:animate smil:dur="1s" smil:fill="hold" smil:targetElement="id132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32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133" smil:attributeName="visibility" smil:to="visible"/>
                  <anim:animate smil:dur="0.75s" smil:fill="hold" smil:targetElement="id133" smil:attributeName="x" smil:values="x;x" smil:keyTimes="0;1"/>
                  <anim:animate smil:dur="0.75s" smil:fill="hold" smil:targetElement="id133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2T0" xml:id="id134" draw:id="id134">
        <office:forms form:automatic-focus="false" form:apply-design-mode="false"/>
        <draw:frame draw:style-name="gr2" draw:text-style-name="P3" xml:id="id136" draw:id="id136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137" draw:id="id137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38" draw:id="id138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39" draw:id="id139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35" draw:id="id135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134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36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37" smil:attributeName="visibility" smil:to="visible"/>
                  <anim:animate smil:dur="1s" smil:fill="hold" smil:targetElement="id137" smil:attributeName="x" smil:values="x;x" smil:keyTimes="0;1"/>
                  <anim:animate smil:dur="1s" smil:fill="hold" smil:targetElement="id137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37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38" smil:attributeName="visibility" smil:to="visible"/>
                  <anim:animate smil:dur="1s" smil:fill="hold" smil:targetElement="id138" smil:attributeName="x" smil:values="x;x" smil:keyTimes="0;1"/>
                  <anim:animate smil:dur="1s" smil:fill="hold" smil:targetElement="id138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38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139" smil:attributeName="visibility" smil:to="visible"/>
                  <anim:animate smil:dur="0.75s" smil:fill="hold" smil:targetElement="id139" smil:attributeName="x" smil:values="x;x" smil:keyTimes="0;1"/>
                  <anim:animate smil:dur="0.75s" smil:fill="hold" smil:targetElement="id139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2T0" xml:id="id140" draw:id="id140">
        <office:forms form:automatic-focus="false" form:apply-design-mode="false"/>
        <draw:frame draw:style-name="gr2" draw:text-style-name="P3" xml:id="id142" draw:id="id142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143" draw:id="id143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44" draw:id="id144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45" draw:id="id145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41" draw:id="id141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140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42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43" smil:attributeName="visibility" smil:to="visible"/>
                  <anim:animate smil:dur="1s" smil:fill="hold" smil:targetElement="id143" smil:attributeName="x" smil:values="x;x" smil:keyTimes="0;1"/>
                  <anim:animate smil:dur="1s" smil:fill="hold" smil:targetElement="id143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43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44" smil:attributeName="visibility" smil:to="visible"/>
                  <anim:animate smil:dur="1s" smil:fill="hold" smil:targetElement="id144" smil:attributeName="x" smil:values="x;x" smil:keyTimes="0;1"/>
                  <anim:animate smil:dur="1s" smil:fill="hold" smil:targetElement="id144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44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145" smil:attributeName="visibility" smil:to="visible"/>
                  <anim:animate smil:dur="0.75s" smil:fill="hold" smil:targetElement="id145" smil:attributeName="x" smil:values="x;x" smil:keyTimes="0;1"/>
                  <anim:animate smil:dur="0.75s" smil:fill="hold" smil:targetElement="id145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2T0" xml:id="id146" draw:id="id146">
        <office:forms form:automatic-focus="false" form:apply-design-mode="false"/>
        <draw:frame draw:style-name="gr2" draw:text-style-name="P3" xml:id="id148" draw:id="id148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149" draw:id="id149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50" draw:id="id150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51" draw:id="id151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47" draw:id="id147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146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48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49" smil:attributeName="visibility" smil:to="visible"/>
                  <anim:animate smil:dur="1s" smil:fill="hold" smil:targetElement="id149" smil:attributeName="x" smil:values="x;x" smil:keyTimes="0;1"/>
                  <anim:animate smil:dur="1s" smil:fill="hold" smil:targetElement="id149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49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50" smil:attributeName="visibility" smil:to="visible"/>
                  <anim:animate smil:dur="1s" smil:fill="hold" smil:targetElement="id150" smil:attributeName="x" smil:values="x;x" smil:keyTimes="0;1"/>
                  <anim:animate smil:dur="1s" smil:fill="hold" smil:targetElement="id150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50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151" smil:attributeName="visibility" smil:to="visible"/>
                  <anim:animate smil:dur="0.75s" smil:fill="hold" smil:targetElement="id151" smil:attributeName="x" smil:values="x;x" smil:keyTimes="0;1"/>
                  <anim:animate smil:dur="0.75s" smil:fill="hold" smil:targetElement="id151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redeterminado" presentation:presentation-page-layout-name="AL2T0" xml:id="id152" draw:id="id152">
        <office:forms form:automatic-focus="false" form:apply-design-mode="false"/>
        <draw:frame draw:style-name="gr2" draw:text-style-name="P3" xml:id="id154" draw:id="id154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155" draw:id="id155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56" draw:id="id156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57" draw:id="id157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53" draw:id="id153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152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54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55" smil:attributeName="visibility" smil:to="visible"/>
                  <anim:animate smil:dur="1s" smil:fill="hold" smil:targetElement="id155" smil:attributeName="x" smil:values="x;x" smil:keyTimes="0;1"/>
                  <anim:animate smil:dur="1s" smil:fill="hold" smil:targetElement="id155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55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56" smil:attributeName="visibility" smil:to="visible"/>
                  <anim:animate smil:dur="1s" smil:fill="hold" smil:targetElement="id156" smil:attributeName="x" smil:values="x;x" smil:keyTimes="0;1"/>
                  <anim:animate smil:dur="1s" smil:fill="hold" smil:targetElement="id156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56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157" smil:attributeName="visibility" smil:to="visible"/>
                  <anim:animate smil:dur="0.75s" smil:fill="hold" smil:targetElement="id157" smil:attributeName="x" smil:values="x;x" smil:keyTimes="0;1"/>
                  <anim:animate smil:dur="0.75s" smil:fill="hold" smil:targetElement="id157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2T0" xml:id="id158" draw:id="id158">
        <office:forms form:automatic-focus="false" form:apply-design-mode="false"/>
        <draw:frame draw:style-name="gr2" draw:text-style-name="P3" xml:id="id160" draw:id="id160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161" draw:id="id161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62" draw:id="id162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63" draw:id="id163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59" draw:id="id159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158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60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61" smil:attributeName="visibility" smil:to="visible"/>
                  <anim:animate smil:dur="1s" smil:fill="hold" smil:targetElement="id161" smil:attributeName="x" smil:values="x;x" smil:keyTimes="0;1"/>
                  <anim:animate smil:dur="1s" smil:fill="hold" smil:targetElement="id161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61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62" smil:attributeName="visibility" smil:to="visible"/>
                  <anim:animate smil:dur="1s" smil:fill="hold" smil:targetElement="id162" smil:attributeName="x" smil:values="x;x" smil:keyTimes="0;1"/>
                  <anim:animate smil:dur="1s" smil:fill="hold" smil:targetElement="id162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62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163" smil:attributeName="visibility" smil:to="visible"/>
                  <anim:animate smil:dur="0.75s" smil:fill="hold" smil:targetElement="id163" smil:attributeName="x" smil:values="x;x" smil:keyTimes="0;1"/>
                  <anim:animate smil:dur="0.75s" smil:fill="hold" smil:targetElement="id163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redeterminado" presentation:presentation-page-layout-name="AL2T0" xml:id="id164" draw:id="id164">
        <office:forms form:automatic-focus="false" form:apply-design-mode="false"/>
        <draw:frame draw:style-name="gr2" draw:text-style-name="P3" xml:id="id166" draw:id="id166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167" draw:id="id167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68" draw:id="id168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69" draw:id="id169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65" draw:id="id165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164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66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67" smil:attributeName="visibility" smil:to="visible"/>
                  <anim:animate smil:dur="1s" smil:fill="hold" smil:targetElement="id167" smil:attributeName="x" smil:values="x;x" smil:keyTimes="0;1"/>
                  <anim:animate smil:dur="1s" smil:fill="hold" smil:targetElement="id167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67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68" smil:attributeName="visibility" smil:to="visible"/>
                  <anim:animate smil:dur="1s" smil:fill="hold" smil:targetElement="id168" smil:attributeName="x" smil:values="x;x" smil:keyTimes="0;1"/>
                  <anim:animate smil:dur="1s" smil:fill="hold" smil:targetElement="id168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68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169" smil:attributeName="visibility" smil:to="visible"/>
                  <anim:animate smil:dur="0.75s" smil:fill="hold" smil:targetElement="id169" smil:attributeName="x" smil:values="x;x" smil:keyTimes="0;1"/>
                  <anim:animate smil:dur="0.75s" smil:fill="hold" smil:targetElement="id169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Predeterminado" presentation:presentation-page-layout-name="AL2T0" xml:id="id170" draw:id="id170">
        <office:forms form:automatic-focus="false" form:apply-design-mode="false"/>
        <draw:frame draw:style-name="gr2" draw:text-style-name="P3" xml:id="id172" draw:id="id172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173" draw:id="id173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74" draw:id="id174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75" draw:id="id175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71" draw:id="id171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170.begin">
            <anim:transitionFilter smil:dur="5s" smil:type="irisWipe" smil:subtype="rectangle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72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73" smil:attributeName="visibility" smil:to="visible"/>
                  <anim:animate smil:dur="1s" smil:fill="hold" smil:targetElement="id173" smil:attributeName="x" smil:values="x;x" smil:keyTimes="0;1"/>
                  <anim:animate smil:dur="1s" smil:fill="hold" smil:targetElement="id173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73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74" smil:attributeName="visibility" smil:to="visible"/>
                  <anim:animate smil:dur="1s" smil:fill="hold" smil:targetElement="id174" smil:attributeName="x" smil:values="x;x" smil:keyTimes="0;1"/>
                  <anim:animate smil:dur="1s" smil:fill="hold" smil:targetElement="id174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74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175" smil:attributeName="visibility" smil:to="visible"/>
                  <anim:animate smil:dur="0.75s" smil:fill="hold" smil:targetElement="id175" smil:attributeName="x" smil:values="x;x" smil:keyTimes="0;1"/>
                  <anim:animate smil:dur="0.75s" smil:fill="hold" smil:targetElement="id175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redeterminado" presentation:presentation-page-layout-name="AL2T0" xml:id="id176" draw:id="id176">
        <office:forms form:automatic-focus="false" form:apply-design-mode="false"/>
        <draw:frame draw:style-name="gr2" draw:text-style-name="P3" xml:id="id178" draw:id="id178" draw:layer="layout" svg:width="9.445cm" svg:height="4.841cm" svg:x="9.411cm" svg:y="5.551cm">
          <draw:image xlink:href="Pictures/1000000000000165000000B7978CAA78.jpg" xlink:type="simple" xlink:show="embed" xlink:actuate="onLoad" draw:mime-type="image/jpeg">
            <text:p text:style-name="P2"><text:span text:style-name="T1"><text:s/></text:span></text:p>
          </draw:image>
        </draw:frame>
        <draw:frame draw:style-name="gr3" draw:text-style-name="P4" xml:id="id179" draw:id="id179" draw:layer="layout" svg:width="4.304cm" svg:height="4.212cm" svg:x="0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80" draw:id="id180" draw:layer="layout" svg:width="4.304cm" svg:height="4.212cm" svg:x="5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81" draw:id="id181" draw:layer="layout" svg:width="4.304cm" svg:height="4.212cm" svg:x="9.696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4.5cm" svg:y="15.75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draw:layer="layout" svg:width="4.304cm" svg:height="4.212cm" svg:x="19.211cm" svg:y="16.009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3" draw:text-style-name="P4" xml:id="id177" draw:id="id177" draw:layer="layout" svg:width="4.304cm" svg:height="4.212cm" svg:x="23.696cm" svg:y="15.788cm">
          <draw:image xlink:href="Pictures/10000000000000BB000000B7CB1F0619.jpg" xlink:type="simple" xlink:show="embed" xlink:actuate="onLoad" draw:mime-type="image/jpeg">
            <text:p/>
          </draw:image>
        </draw:frame>
        <draw:frame draw:style-name="gr4" draw:text-style-name="P5" draw:layer="layout" svg:width="0.502cm" svg:height="1.187cm" svg:x="11cm" svg:y="17cm">
          <draw:text-box>
            <text:p/>
          </draw:text-box>
        </draw:frame>
        <anim:par presentation:node-type="timing-root">
          <anim:par smil:begin="id176.begin">
            <anim:transitionFilter smil:dur="5s" smil:type="miscShapeWipe" smil:subtype="bottomRight"/>
          </anim:par>
          <anim:seq presentation:node-type="main-sequence">
            <anim:par smil:begin="next">
              <anim:par smil:begin="0s">
                <anim:par smil:begin="0.5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78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79" smil:attributeName="visibility" smil:to="visible"/>
                  <anim:animate smil:dur="1s" smil:fill="hold" smil:targetElement="id179" smil:attributeName="x" smil:values="x;x" smil:keyTimes="0;1"/>
                  <anim:animate smil:dur="1s" smil:fill="hold" smil:targetElement="id179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79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80" smil:attributeName="visibility" smil:to="visible"/>
                  <anim:animate smil:dur="1s" smil:fill="hold" smil:targetElement="id180" smil:attributeName="x" smil:values="x;x" smil:keyTimes="0;1"/>
                  <anim:animate smil:dur="1s" smil:fill="hold" smil:targetElement="id180" smil:attributeName="y" smil:values="0-height/2;y" smil:keyTimes="0;1"/>
                </anim:par>
              </anim:par>
            </anim:par>
          </anim:seq>
          <anim:seq smil:restart="whenNotActive" presentation:node-type="interactive-sequence">
            <anim:par smil:begin="id180.click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5s" smil:fill="hold" smil:targetElement="id181" smil:attributeName="visibility" smil:to="visible"/>
                  <anim:animate smil:dur="0.75s" smil:fill="hold" smil:targetElement="id181" smil:attributeName="x" smil:values="x;x" smil:keyTimes="0;1"/>
                  <anim:animate smil:dur="0.75s" smil:fill="hold" smil:targetElement="id181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5" draw:master-page-name="Predeterminado" presentation:presentation-page-layout-name="AL1T1" xml:id="id182" draw:id="id182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¡Sin intentos!</text:p>
          </draw:text-box>
        </draw:frame>
        <draw:frame presentation:style-name="pr4" draw:text-style-name="P7" draw:layer="layout" svg:width="32cm" svg:height="1.5cm" svg:x="0.5cm" svg:y="7cm" presentation:class="outline" presentation:user-transformed="true">
          <draw:text-box>
            <text:list text:style-name="L2">
              <text:list-header>
                <text:p><text:span text:style-name="T2">Has gastado los 30 intentos de la sesion</text:span></text:p>
              </text:list-header>
            </text:list>
          </draw:text-box>
        </draw:frame>
        <anim:par presentation:node-type="timing-root">
          <anim:par smil:begin="id182.begin">
            <anim:transitionFilter smil:dur="5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6" draw:master-page-name="Predeterminado" presentation:presentation-page-layout-name="AL1T1" xml:id="id183" draw:id="id183">
        <office:forms form:automatic-focus="false" form:apply-design-mode="false"/>
        <anim:par presentation:node-type="timing-root">
          <anim:par smil:begin="id183.begin">
            <anim:audio xlink:href="../../../../Program%20Files/LibreOffice/program/../share/gallery/sounds/laser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7T18:08:17.591000000</meta:creation-date>
    <dc:date>2025-02-08T15:08:16.903000000</dc:date>
    <meta:editing-duration>PT1H6M56S</meta:editing-duration>
    <meta:editing-cycles>7</meta:editing-cycles>
    <meta:generator>LibreOffice/24.2.1.2$Windows_X86_64 LibreOffice_project/db4def46b0453cc22e2d0305797cf981b68ef5ac</meta:generator>
    <meta:document-statistic meta:object-count="330"/>
  </office:meta>
</office:document-meta>
</file>